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4" style:family="paragraph" style:parent-style-name="Standard" style:list-style-name="L4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5" style:family="paragraph" style:parent-style-name="Standard" style:list-style-name="L5">
      <style:text-properties style:font-name="Bitter" style:text-underline-style="none" fo:font-weight="normal" officeooo:rsid="000ec304" officeooo:paragraph-rsid="000ec304" style:font-weight-asian="normal" style:font-weight-complex="normal"/>
    </style:style>
    <style:style style:name="P6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7" style:family="paragraph" style:parent-style-name="Standard" style:list-style-name="L4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8" style:family="paragraph" style:parent-style-name="Standard" style:list-style-name="L5">
      <style:text-properties style:font-name="Bitter" style:text-underline-style="none" fo:font-weight="bold" officeooo:rsid="000ec304" officeooo:paragraph-rsid="000ec304" style:font-weight-asian="bold" style:font-weight-complex="bold"/>
    </style:style>
    <style:style style:name="P9" style:family="paragraph" style:parent-style-name="Standard" style:list-style-name="L2">
      <style:text-properties officeooo:paragraph-rsid="000d4505"/>
    </style:style>
    <style:style style:name="P10" style:family="paragraph" style:parent-style-name="Standard" style:list-style-name="L2">
      <style:text-properties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text-properties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13" style:family="paragraph" style:parent-style-name="Standard" style:list-style-name="L2">
      <style:text-properties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bold" officeooo:rsid="000fe1f7" style:font-weight-asian="bold" style:font-weight-complex="bold"/>
    </style:style>
    <style:style style:name="T5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1"><text:span text:style-name="T1"/></text:p>
      <text:p text:style-name="P3">Should aim for 15-20 meals + Accompanying Ingredients</text:p>
      <text:p text:style-name="P1"><text:span text:style-name="T1"/></text:p>
      <text:p text:style-name="P2">Sweet</text:p>
      <text:list xml:id="list6701382154832236537" text:style-name="L5">
        <text:list-item>
          <text:p text:style-name="P8">Tiramisu</text:p>
          <text:list>
            <text:list-item>
              <text:p text:style-name="P5">Ladyfingers</text:p>
            </text:list-item>
            <text:list-item>
              <text:p text:style-name="P5">Amaretto</text:p>
            </text:list-item>
            <text:list-item>
              <text:p text:style-name="P5">Mascarpone</text:p>
            </text:list-item>
            <text:list-item>
              <text:p text:style-name="P5">Coffee</text:p>
            </text:list-item>
            <text:list-item>
              <text:p text:style-name="P5">Egg</text:p>
            </text:list-item>
            <text:list-item>
              <text:p text:style-name="P5">Rum</text:p>
            </text:list-item>
          </text:list>
        </text:list-item>
      </text:list>
      <text:p text:style-name="P2">Sour</text:p>
      <text:list xml:id="list2517463996110809163" text:style-name="L4">
        <text:list-item>
          <text:p text:style-name="P7">Chicken Scarpeliello <text:span text:style-name="T6">(Note: This is Sweet + Sour)</text:span></text:p>
          <text:list>
            <text:list-item>
              <text:p text:style-name="P4">Chicken</text:p>
            </text:list-item>
            <text:list-item>
              <text:p text:style-name="P4">Sausage</text:p>
            </text:list-item>
            <text:list-item>
              <text:p text:style-name="P4">Onion</text:p>
            </text:list-item>
            <text:list-item>
              <text:p text:style-name="P4">Bell Pepper</text:p>
            </text:list-item>
            <text:list-item>
              <text:p text:style-name="P4">Sage</text:p>
            </text:list-item>
            <text:list-item>
              <text:p text:style-name="P4">Cherry Pepper</text:p>
            </text:list-item>
            <text:list-item>
              <text:p text:style-name="P4">White Wine</text:p>
            </text:list-item>
            <text:list-item>
              <text:p text:style-name="P4">Stock</text:p>
            </text:list-item>
            <text:list-item>
              <text:p text:style-name="P4">Sugar</text:p>
            </text:list-item>
          </text:list>
        </text:list-item>
      </text:list>
      <text:p text:style-name="P2">Bitter</text:p>
      <text:p text:style-name="P2">Spicy</text:p>
      <text:p text:style-name="P6"/>
      <text:p text:style-name="P6"/>
      <text:p text:style-name="P2">Umami</text:p>
      <text:list xml:id="list8585617738314352967" text:style-name="L2">
        <text:list-item>
          <text:p text:style-name="P9"><text:span text:style-name="T3">Lasagna </text:span><text:span text:style-name="T5">(Note: Sweet and Umami)</text:span></text:p>
          <text:list>
            <text:list-item>
              <text:p text:style-name="P13"><text:span text:style-name="T2">Lasagna Noodles</text:span></text:p>
            </text:list-item>
            <text:list-item>
              <text:p text:style-name="P13"><text:span text:style-name="T2">Tomatoes (Sauce)</text:span></text:p>
            </text:list-item>
            <text:list-item>
              <text:p text:style-name="P13"><text:span text:style-name="T2">Egg</text:span></text:p>
            </text:list-item>
            <text:list-item>
              <text:p text:style-name="P13"><text:span text:style-name="T2">Ricotta</text:span></text:p>
            </text:list-item>
            <text:list-item>
              <text:p text:style-name="P13"><text:span text:style-name="T2">Parmesan</text:span></text:p>
            </text:list-item>
            <text:list-item>
              <text:p text:style-name="P10"><text:span text:style-name="T2">Spinach</text:span></text:p>
            </text:list-item>
            <text:list-item>
              <text:p text:style-name="P10"><text:span text:style-name="T2">Beef</text:span></text:p>
            </text:list-item>
            <text:list-item>
              <text:p text:style-name="P10"><text:span text:style-name="T2">Peppers</text:span></text:p>
            </text:list-item>
            <text:list-item>
              <text:p text:style-name="P10"><text:span text:style-name="T2">Mushrooms</text:span></text:p>
            </text:list-item>
            <text:list-item>
              <text:p text:style-name="P10"><text:span text:style-name="T2">Onion</text:span></text:p>
            </text:list-item>
            <text:list-item>
              <text:p text:style-name="P10"><text:span text:style-name="T2">Garlic</text:span></text:p>
            </text:list-item>
          </text:list>
        </text:list-item>
        <text:list-item>
          <text:p text:style-name="P15"><text:span text:style-name="T2">Fettucine Alfredo</text:span></text:p>
          <text:list>
            <text:list-item>
              <text:p text:style-name="P14"><text:span text:style-name="T2">Butter</text:span></text:p>
            </text:list-item>
            <text:list-item>
              <text:p text:style-name="P14"><text:span text:style-name="T2">Cream</text:span></text:p>
            </text:list-item>
            <text:list-item>
              <text:p text:style-name="P14"><text:span text:style-name="T2">Fettucine</text:span></text:p>
            </text:list-item>
            <text:list-item>
              <text:p text:style-name="P14"><text:span text:style-name="T2">Pamesan</text:span></text:p>
            </text:list-item>
            <text:list-item>
              <text:p text:style-name="P12"><text:span text:style-name="T2">Parsley</text:span></text:p>
            </text:list-item>
            <text:list-item>
              <text:p text:style-name="P12"><text:soft-page-break/><text:span text:style-name="T2">ONE OF</text:span></text:p>
              <text:list>
                <text:list-item>
                  <text:p text:style-name="P12"><text:span text:style-name="T2">Chicken</text:span></text:p>
                </text:list-item>
                <text:list-item>
                  <text:p text:style-name="P12"><text:span text:style-name="T2">Mushroom</text:span></text:p>
                </text:list-item>
              </text:list>
            </text:list-item>
          </text:list>
        </text:list-item>
      </text:list>
      <text:p text:style-name="P11"><text:span text:style-name="T2"><text:tab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0:32:43.165000000</meta:creation-date>
    <dc:date>2017-02-28T22:22:33.526000000</dc:date>
    <meta:editing-duration>PT59M12S</meta:editing-duration>
    <meta:editing-cycles>1</meta:editing-cycles>
    <meta:document-statistic meta:table-count="0" meta:image-count="0" meta:object-count="0" meta:page-count="2" meta:paragraph-count="46" meta:word-count="111" meta:character-count="500" meta:non-whitespace-character-count="471"/>
    <meta:generator>LibreOffice/5.1.6.2$Windows_x86 LibreOffice_project/07ac168c60a517dba0f0d7bc7540f5afa45f0909</meta:generator>
  </office:meta>
</office:document-meta>
</file>